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5e4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5e4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5e4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5e4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5e4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5e4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5e4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5e4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5e4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5e4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5e4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5e4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5e4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5e4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5e4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5e4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5e4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Eduardo Betancourt Sos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289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José Betancourt Marr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0.3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